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96.6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Task_20_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background-color="#ffff00" fo:padding="2.01pt"/>
    </style:style>
    <style:style style:name="ce4" style:family="table-cell" style:parent-style-name="Default" style:data-style-name="N20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04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Task 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5" table:default-cell-style-name="Default"/>
        <table:table-column table:style-name="co3" table:default-cell-style-name="ce2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1" office:value-type="string" calcext:value-type="string">
            <text:p>E?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5"/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formula="of:=(POWER([.$E$2];2*[.A2])/(POWER(2;[.A2]))/FACT([.A2]))" office:value-type="float" office:value="12.5" calcext:value-type="float">
            <text:p>12.5</text:p>
          </table:table-cell>
          <table:table-cell table:formula="of:=SUM([.$B$2:.B2])" office:value-type="float" office:value="12.5" calcext:value-type="float">
            <text:p>12.50000000000000000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formula="of:=(POWER([.$E$2];2*[.A3])/(POWER(2;[.A3]))/FACT([.A3]))" office:value-type="float" office:value="78.125" calcext:value-type="float">
            <text:p>78.125</text:p>
          </table:table-cell>
          <table:table-cell table:formula="of:=SUM([.$B$2:.B3])" office:value-type="float" office:value="90.625" calcext:value-type="float">
            <text:p>90.625000000000000000</text:p>
          </table:table-cell>
          <table:table-cell table:style-name="ce2" table:formula="of:=ABS([.B3]-[.B2])" office:value-type="float" office:value="65.625" calcext:value-type="float">
            <text:p>65.625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formula="of:=(POWER([.$E$2];2*[.A4])/(POWER(2;[.A4]))/FACT([.A4]))" office:value-type="float" office:value="325.520833333333" calcext:value-type="float">
            <text:p>325.5208333333</text:p>
          </table:table-cell>
          <table:table-cell table:formula="of:=SUM([.$B$2:.B4])" office:value-type="float" office:value="416.145833333333" calcext:value-type="float">
            <text:p>416.145833333333000000</text:p>
          </table:table-cell>
          <table:table-cell table:style-name="ce2" table:formula="of:=ABS([.B4]-[.B3])" office:value-type="float" office:value="247.395833333333" calcext:value-type="float">
            <text:p>247.3958333333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formula="of:=(POWER([.$E$2];2*[.A5])/(POWER(2;[.A5]))/FACT([.A5]))" office:value-type="float" office:value="1017.25260416667" calcext:value-type="float">
            <text:p>1017.2526041667</text:p>
          </table:table-cell>
          <table:table-cell table:formula="of:=SUM([.$B$2:.B5])" office:value-type="float" office:value="1433.3984375" calcext:value-type="float">
            <text:p>1433.398437500000000000</text:p>
          </table:table-cell>
          <table:table-cell table:style-name="ce2" table:formula="of:=ABS([.B5]-[.B4])" office:value-type="float" office:value="691.731770833333" calcext:value-type="float">
            <text:p>691.7317708333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formula="of:=(POWER([.$E$2];2*[.A6])/(POWER(2;[.A6]))/FACT([.A6]))" office:value-type="float" office:value="2543.13151041667" calcext:value-type="float">
            <text:p>2543.1315104167</text:p>
          </table:table-cell>
          <table:table-cell table:formula="of:=SUM([.$B$2:.B6])" office:value-type="float" office:value="3976.52994791667" calcext:value-type="float">
            <text:p>3976.529947916670000000</text:p>
          </table:table-cell>
          <table:table-cell table:style-name="ce2" table:formula="of:=ABS([.B6]-[.B5])" office:value-type="float" office:value="1525.87890625" calcext:value-type="float">
            <text:p>1525.87890625</text:p>
          </table:table-cell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formula="of:=(POWER([.$E$2];2*[.A7])/(POWER(2;[.A7]))/FACT([.A7]))" office:value-type="float" office:value="5298.19064670139" calcext:value-type="float">
            <text:p>5298.1906467014</text:p>
          </table:table-cell>
          <table:table-cell table:formula="of:=SUM([.$B$2:.B7])" office:value-type="float" office:value="9274.72059461805" calcext:value-type="float">
            <text:p>9274.720594618050000000</text:p>
          </table:table-cell>
          <table:table-cell table:style-name="ce2" table:formula="of:=ABS([.B7]-[.B6])" office:value-type="float" office:value="2755.05913628472" calcext:value-type="float">
            <text:p>2755.0591362847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formula="of:=(POWER([.$E$2];2*[.A8])/(POWER(2;[.A8]))/FACT([.A8]))" office:value-type="float" office:value="9461.05472625248" calcext:value-type="float">
            <text:p>9461.0547262525</text:p>
          </table:table-cell>
          <table:table-cell table:formula="of:=SUM([.$B$2:.B8])" office:value-type="float" office:value="18735.7753208705" calcext:value-type="float">
            <text:p>18735.775320870500000000</text:p>
          </table:table-cell>
          <table:table-cell table:style-name="ce2" table:formula="of:=ABS([.B8]-[.B7])" office:value-type="float" office:value="4162.86407955109" calcext:value-type="float">
            <text:p>4162.8640795511</text:p>
          </table:table-cell>
          <table:table-cell table:number-columns-repeated="102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formula="of:=(POWER([.$E$2];2*[.A9])/(POWER(2;[.A9]))/FACT([.A9]))" office:value-type="float" office:value="14782.8980097695" calcext:value-type="float">
            <text:p>14782.8980097695</text:p>
          </table:table-cell>
          <table:table-cell table:formula="of:=SUM([.$B$2:.B9])" office:value-type="float" office:value="33518.67333064" calcext:value-type="float">
            <text:p>33518.673330640000000000</text:p>
          </table:table-cell>
          <table:table-cell table:style-name="ce2" table:formula="of:=ABS([.B9]-[.B8])" office:value-type="float" office:value="5321.84328351702" calcext:value-type="float">
            <text:p>5321.843283517</text:p>
          </table:table-cell>
          <table:table-cell table:number-columns-repeated="10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formula="of:=(POWER([.$E$2];2*[.A10])/(POWER(2;[.A10]))/FACT([.A10]))" office:value-type="float" office:value="20531.8027913465" calcext:value-type="float">
            <text:p>20531.8027913465</text:p>
          </table:table-cell>
          <table:table-cell table:formula="of:=SUM([.$B$2:.B10])" office:value-type="float" office:value="54050.4761219866" calcext:value-type="float">
            <text:p>54050.476121986600000000</text:p>
          </table:table-cell>
          <table:table-cell table:style-name="ce2" table:formula="of:=ABS([.B10]-[.B9])" office:value-type="float" office:value="5748.90478157703" calcext:value-type="float">
            <text:p>5748.904781577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table:formula="of:=(POWER([.$E$2];2*[.A11])/(POWER(2;[.A11]))/FACT([.A11]))" office:value-type="float" office:value="25664.7534891832" calcext:value-type="float">
            <text:p>25664.7534891832</text:p>
          </table:table-cell>
          <table:table-cell table:formula="of:=SUM([.$B$2:.B11])" office:value-type="float" office:value="79715.2296111697" calcext:value-type="float">
            <text:p>79715.229611169700000000</text:p>
          </table:table-cell>
          <table:table-cell table:style-name="ce2" table:formula="of:=ABS([.B11]-[.B10])" office:value-type="float" office:value="5132.95069783663" calcext:value-type="float">
            <text:p>5132.9506978366</text:p>
          </table:table-cell>
          <table:table-cell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table:formula="of:=(POWER([.$E$2];2*[.A12])/(POWER(2;[.A12]))/FACT([.A12]))" office:value-type="float" office:value="29164.4926013445" calcext:value-type="float">
            <text:p>29164.4926013445</text:p>
          </table:table-cell>
          <table:table-cell table:formula="of:=SUM([.$B$2:.B12])" office:value-type="float" office:value="108879.722212514" calcext:value-type="float">
            <text:p>108879.722212514000000000</text:p>
          </table:table-cell>
          <table:table-cell table:style-name="ce2" table:formula="of:=ABS([.B12]-[.B11])" office:value-type="float" office:value="3499.73911216134" calcext:value-type="float">
            <text:p>3499.7391121613</text:p>
          </table:table-cell>
          <table:table-cell table:number-columns-repeated="102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table:formula="of:=(POWER([.$E$2];2*[.A13])/(POWER(2;[.A13]))/FACT([.A13]))" office:value-type="float" office:value="30379.6797930672" calcext:value-type="float">
            <text:p>30379.6797930672</text:p>
          </table:table-cell>
          <table:table-cell table:formula="of:=SUM([.$B$2:.B13])" office:value-type="float" office:value="139259.402005581" calcext:value-type="float">
            <text:p>139259.402005581000000000</text:p>
          </table:table-cell>
          <table:table-cell table:style-name="ce2" table:formula="of:=ABS([.B13]-[.B12])" office:value-type="float" office:value="1215.18719172269" calcext:value-type="float">
            <text:p>1215.1871917227</text:p>
          </table:table-cell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table:formula="of:=(POWER([.$E$2];2*[.A14])/(POWER(2;[.A14]))/FACT([.A14]))" office:value-type="float" office:value="29211.2305702569" calcext:value-type="float">
            <text:p>29211.2305702569</text:p>
          </table:table-cell>
          <table:table-cell table:formula="of:=SUM([.$B$2:.B14])" office:value-type="float" office:value="168470.632575838" calcext:value-type="float">
            <text:p>168470.632575838000000000</text:p>
          </table:table-cell>
          <table:table-cell table:style-name="ce2" table:formula="of:=ABS([.B14]-[.B13])" office:value-type="float" office:value="1168.44922281027" calcext:value-type="float">
            <text:p>1168.4492228103</text:p>
          </table:table-cell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table:formula="of:=(POWER([.$E$2];2*[.A15])/(POWER(2;[.A15]))/FACT([.A15]))" office:value-type="float" office:value="26081.4558663008" calcext:value-type="float">
            <text:p>26081.4558663008</text:p>
          </table:table-cell>
          <table:table-cell table:formula="of:=SUM([.$B$2:.B15])" office:value-type="float" office:value="194552.088442139" calcext:value-type="float">
            <text:p>194552.088442139000000000</text:p>
          </table:table-cell>
          <table:table-cell table:style-name="ce2" table:formula="of:=ABS([.B15]-[.B14])" office:value-type="float" office:value="3129.7747039561" calcext:value-type="float">
            <text:p>3129.7747039561</text:p>
          </table:table-cell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table:formula="of:=(POWER([.$E$2];2*[.A16])/(POWER(2;[.A16]))/FACT([.A16]))" office:value-type="float" office:value="21734.5465552507" calcext:value-type="float">
            <text:p>21734.5465552507</text:p>
          </table:table-cell>
          <table:table-cell table:formula="of:=SUM([.$B$2:.B16])" office:value-type="float" office:value="216286.63499739" calcext:value-type="float">
            <text:p>216286.634997390000000000</text:p>
          </table:table-cell>
          <table:table-cell table:style-name="ce2" table:formula="of:=ABS([.B16]-[.B15])" office:value-type="float" office:value="4346.90931105013" calcext:value-type="float">
            <text:p>4346.9093110501</text:p>
          </table:table-cell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table:formula="of:=(POWER([.$E$2];2*[.A17])/(POWER(2;[.A17]))/FACT([.A17]))" office:value-type="float" office:value="16980.1144962896" calcext:value-type="float">
            <text:p>16980.1144962896</text:p>
          </table:table-cell>
          <table:table-cell table:formula="of:=SUM([.$B$2:.B17])" office:value-type="float" office:value="233266.749493679" calcext:value-type="float">
            <text:p>233266.749493679000000000</text:p>
          </table:table-cell>
          <table:table-cell table:style-name="ce2" table:formula="of:=ABS([.B17]-[.B16])" office:value-type="float" office:value="4754.43205896109" calcext:value-type="float">
            <text:p>4754.4320589611</text:p>
          </table:table-cell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table:formula="of:=(POWER([.$E$2];2*[.A18])/(POWER(2;[.A18]))/FACT([.A18]))" office:value-type="float" office:value="12485.3783060953" calcext:value-type="float">
            <text:p>12485.3783060953</text:p>
          </table:table-cell>
          <table:table-cell table:formula="of:=SUM([.$B$2:.B18])" office:value-type="float" office:value="245752.127799775" calcext:value-type="float">
            <text:p>245752.127799775000000000</text:p>
          </table:table-cell>
          <table:table-cell table:style-name="ce2" table:formula="of:=ABS([.B18]-[.B17])" office:value-type="float" office:value="4494.7361901943" calcext:value-type="float">
            <text:p>4494.7361901943</text:p>
          </table:table-cell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table:formula="of:=(POWER([.$E$2];2*[.A19])/(POWER(2;[.A19]))/FACT([.A19]))" office:value-type="float" office:value="8670.40160145506" calcext:value-type="float">
            <text:p>8670.4016014551</text:p>
          </table:table-cell>
          <table:table-cell table:formula="of:=SUM([.$B$2:.B19])" office:value-type="float" office:value="254422.52940123" calcext:value-type="float">
            <text:p>254422.529401230000000000</text:p>
          </table:table-cell>
          <table:table-cell table:style-name="ce2" table:formula="of:=ABS([.B19]-[.B18])" office:value-type="float" office:value="3814.97670464023" calcext:value-type="float">
            <text:p>3814.9767046402</text:p>
          </table:table-cell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table:formula="of:=(POWER([.$E$2];2*[.A20])/(POWER(2;[.A20]))/FACT([.A20]))" office:value-type="float" office:value="5704.21157990465" calcext:value-type="float">
            <text:p>5704.2115799047</text:p>
          </table:table-cell>
          <table:table-cell table:formula="of:=SUM([.$B$2:.B20])" office:value-type="float" office:value="260126.740981134" calcext:value-type="float">
            <text:p>260126.740981134000000000</text:p>
          </table:table-cell>
          <table:table-cell table:style-name="ce2" table:formula="of:=ABS([.B20]-[.B19])" office:value-type="float" office:value="2966.19002155042" calcext:value-type="float">
            <text:p>2966.1900215504</text:p>
          </table:table-cell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table:formula="of:=(POWER([.$E$2];2*[.A21])/(POWER(2;[.A21]))/FACT([.A21]))" office:value-type="float" office:value="3565.1322374404" calcext:value-type="float">
            <text:p>3565.1322374404</text:p>
          </table:table-cell>
          <table:table-cell table:formula="of:=SUM([.$B$2:.B21])" office:value-type="float" office:value="263691.873218575" calcext:value-type="float">
            <text:p>263691.873218575000000000</text:p>
          </table:table-cell>
          <table:table-cell table:style-name="ce2" table:formula="of:=ABS([.B21]-[.B20])" office:value-type="float" office:value="2139.07934246424" calcext:value-type="float">
            <text:p>2139.0793424643</text:p>
          </table:table-cell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table:formula="of:=(POWER([.$E$2];2*[.A22])/(POWER(2;[.A22]))/FACT([.A22]))" office:value-type="float" office:value="2122.10252228595" calcext:value-type="float">
            <text:p>2122.102522286</text:p>
          </table:table-cell>
          <table:table-cell table:formula="of:=SUM([.$B$2:.B22])" office:value-type="float" office:value="265813.975740861" calcext:value-type="float">
            <text:p>265813.975740861000000000</text:p>
          </table:table-cell>
          <table:table-cell table:style-name="ce2" table:formula="of:=ABS([.B22]-[.B21])" office:value-type="float" office:value="1443.02971515445" calcext:value-type="float">
            <text:p>1443.0297151545</text:p>
          </table:table-cell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table:formula="of:=(POWER([.$E$2];2*[.A23])/(POWER(2;[.A23]))/FACT([.A23]))" office:value-type="float" office:value="1205.74006948066" calcext:value-type="float">
            <text:p>1205.7400694807</text:p>
          </table:table-cell>
          <table:table-cell table:formula="of:=SUM([.$B$2:.B23])" office:value-type="float" office:value="267019.715810341" calcext:value-type="float">
            <text:p>267019.715810341000000000</text:p>
          </table:table-cell>
          <table:table-cell table:style-name="ce2" table:formula="of:=ABS([.B23]-[.B22])" office:value-type="float" office:value="916.362452805298" calcext:value-type="float">
            <text:p>916.3624528053</text:p>
          </table:table-cell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table:formula="of:=(POWER([.$E$2];2*[.A24])/(POWER(2;[.A24]))/FACT([.A24]))" office:value-type="float" office:value="655.293516022096" calcext:value-type="float">
            <text:p>655.2935160221</text:p>
          </table:table-cell>
          <table:table-cell table:formula="of:=SUM([.$B$2:.B24])" office:value-type="float" office:value="267675.009326364" calcext:value-type="float">
            <text:p>267675.009326364000000000</text:p>
          </table:table-cell>
          <table:table-cell table:style-name="ce2" table:formula="of:=ABS([.B24]-[.B23])" office:value-type="float" office:value="550.446553458561" calcext:value-type="float">
            <text:p>550.4465534586</text:p>
          </table:table-cell>
          <table:table-cell table:number-columns-repeated="102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table:formula="of:=(POWER([.$E$2];2*[.A25])/(POWER(2;[.A25]))/FACT([.A25]))" office:value-type="float" office:value="341.298706261508" calcext:value-type="float">
            <text:p>341.2987062615</text:p>
          </table:table-cell>
          <table:table-cell table:formula="of:=SUM([.$B$2:.B25])" office:value-type="float" office:value="268016.308032625" calcext:value-type="float">
            <text:p>268016.308032625000000000</text:p>
          </table:table-cell>
          <table:table-cell table:style-name="ce2" table:formula="of:=ABS([.B25]-[.B24])" office:value-type="float" office:value="313.994809760587" calcext:value-type="float">
            <text:p>313.9948097606</text:p>
          </table:table-cell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table:formula="of:=(POWER([.$E$2];2*[.A26])/(POWER(2;[.A26]))/FACT([.A26]))" office:value-type="float" office:value="170.649353130754" calcext:value-type="float">
            <text:p>170.6493531308</text:p>
          </table:table-cell>
          <table:table-cell table:formula="of:=SUM([.$B$2:.B26])" office:value-type="float" office:value="268186.957385756" calcext:value-type="float">
            <text:p>268186.957385756000000000</text:p>
          </table:table-cell>
          <table:table-cell table:style-name="ce2" table:formula="of:=ABS([.B26]-[.B25])" office:value-type="float" office:value="170.649353130754" calcext:value-type="float">
            <text:p>170.6493531308</text:p>
          </table:table-cell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table:formula="of:=(POWER([.$E$2];2*[.A27])/(POWER(2;[.A27]))/FACT([.A27]))" office:value-type="float" office:value="82.0429582359394" calcext:value-type="float">
            <text:p>82.0429582359</text:p>
          </table:table-cell>
          <table:table-cell table:formula="of:=SUM([.$B$2:.B27])" office:value-type="float" office:value="268269.000343992" calcext:value-type="float">
            <text:p>268269.000343992000000000</text:p>
          </table:table-cell>
          <table:table-cell table:style-name="ce2" table:formula="of:=ABS([.B27]-[.B26])" office:value-type="float" office:value="88.6063948948147" calcext:value-type="float">
            <text:p>88.6063948948</text:p>
          </table:table-cell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table:formula="of:=(POWER([.$E$2];2*[.A28])/(POWER(2;[.A28]))/FACT([.A28]))" office:value-type="float" office:value="37.9828510351572" calcext:value-type="float">
            <text:p>37.9828510352</text:p>
          </table:table-cell>
          <table:table-cell table:formula="of:=SUM([.$B$2:.B28])" office:value-type="float" office:value="268306.983195027" calcext:value-type="float">
            <text:p>268306.983195027000000000</text:p>
          </table:table-cell>
          <table:table-cell table:style-name="ce2" table:formula="of:=ABS([.B28]-[.B27])" office:value-type="float" office:value="44.0601072007823" calcext:value-type="float">
            <text:p>44.0601072008</text:p>
          </table:table-cell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table:formula="of:=(POWER([.$E$2];2*[.A29])/(POWER(2;[.A29]))/FACT([.A29]))" office:value-type="float" office:value="16.9566299264094" calcext:value-type="float">
            <text:p>16.9566299264</text:p>
          </table:table-cell>
          <table:table-cell table:formula="of:=SUM([.$B$2:.B29])" office:value-type="float" office:value="268323.939824953" calcext:value-type="float">
            <text:p>268323.939824953000000000</text:p>
          </table:table-cell>
          <table:table-cell table:style-name="ce2" table:formula="of:=ABS([.B29]-[.B28])" office:value-type="float" office:value="21.0262211087477" calcext:value-type="float">
            <text:p>21.0262211087</text:p>
          </table:table-cell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table:formula="of:=(POWER([.$E$2];2*[.A30])/(POWER(2;[.A30]))/FACT([.A30]))" office:value-type="float" office:value="7.30889220965924" calcext:value-type="float">
            <text:p>7.3088922097</text:p>
          </table:table-cell>
          <table:table-cell table:formula="of:=SUM([.$B$2:.B30])" office:value-type="float" office:value="268331.248717163" calcext:value-type="float">
            <text:p>268331.248717163000000000</text:p>
          </table:table-cell>
          <table:table-cell table:style-name="ce2" table:formula="of:=ABS([.B30]-[.B29])" office:value-type="float" office:value="9.6477377167502" calcext:value-type="float">
            <text:p>9.6477377168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table:formula="of:=(POWER([.$E$2];2*[.A31])/(POWER(2;[.A31]))/FACT([.A31]))" office:value-type="float" office:value="3.04537175402468" calcext:value-type="float">
            <text:p>3.045371754</text:p>
          </table:table-cell>
          <table:table-cell table:formula="of:=SUM([.$B$2:.B31])" office:value-type="float" office:value="268334.294088917" calcext:value-type="float">
            <text:p>268334.294088917000000000</text:p>
          </table:table-cell>
          <table:table-cell table:style-name="ce2" table:formula="of:=ABS([.B31]-[.B30])" office:value-type="float" office:value="4.26352045563456" calcext:value-type="float">
            <text:p>4.2635204556</text:p>
          </table:table-cell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table:formula="of:=(POWER([.$E$2];2*[.A32])/(POWER(2;[.A32]))/FACT([.A32]))" office:value-type="float" office:value="1.22797248146157" calcext:value-type="float">
            <text:p>1.2279724815</text:p>
          </table:table-cell>
          <table:table-cell table:formula="of:=SUM([.$B$2:.B32])" office:value-type="float" office:value="268335.522061398" calcext:value-type="float">
            <text:p>268335.522061398000000000</text:p>
          </table:table-cell>
          <table:table-cell table:style-name="ce2" table:formula="of:=ABS([.B32]-[.B31])" office:value-type="float" office:value="1.81739927256312" calcext:value-type="float">
            <text:p>1.8173992726</text:p>
          </table:table-cell>
          <table:table-cell table:number-columns-repeated="102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table:formula="of:=(POWER([.$E$2];2*[.A33])/(POWER(2;[.A33]))/FACT([.A33]))" office:value-type="float" office:value="0.479676750570924" calcext:value-type="float">
            <text:p>0.4796767506</text:p>
          </table:table-cell>
          <table:table-cell table:formula="of:=SUM([.$B$2:.B33])" office:value-type="float" office:value="268336.001738149" calcext:value-type="float">
            <text:p>268336.001738149000000000</text:p>
          </table:table-cell>
          <table:table-cell table:style-name="ce2" table:formula="of:=ABS([.B33]-[.B32])" office:value-type="float" office:value="0.748295730890642" calcext:value-type="float">
            <text:p>0.7482957309</text:p>
          </table:table-cell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table:formula="of:=(POWER([.$E$2];2*[.A34])/(POWER(2;[.A34]))/FACT([.A34]))" office:value-type="float" office:value="0.181695738852623" calcext:value-type="float">
            <text:p>0.1816957389</text:p>
          </table:table-cell>
          <table:table-cell table:formula="of:=SUM([.$B$2:.B34])" office:value-type="float" office:value="268336.183433888" calcext:value-type="float">
            <text:p>268336.183433888000000000</text:p>
          </table:table-cell>
          <table:table-cell table:style-name="ce2" table:formula="of:=ABS([.B34]-[.B33])" office:value-type="float" office:value="0.297981011718302" calcext:value-type="float">
            <text:p>0.2979810117</text:p>
          </table:table-cell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table:formula="of:=(POWER([.$E$2];2*[.A35])/(POWER(2;[.A35]))/FACT([.A35]))" office:value-type="float" office:value="0.0667999039899349" calcext:value-type="float">
            <text:p>0.066799904</text:p>
          </table:table-cell>
          <table:table-cell table:formula="of:=SUM([.$B$2:.B35])" office:value-type="float" office:value="268336.250233792" calcext:value-type="float">
            <text:p>268336.250233792000000000</text:p>
          </table:table-cell>
          <table:table-cell table:style-name="ce2" table:formula="of:=ABS([.B35]-[.B34])" office:value-type="float" office:value="0.114895834862688" calcext:value-type="float">
            <text:p>0.1148958349</text:p>
          </table:table-cell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table:formula="of:=(POWER([.$E$2];2*[.A36])/(POWER(2;[.A36]))/FACT([.A36]))" office:value-type="float" office:value="0.0238571085678339" calcext:value-type="float">
            <text:p>0.0238571086</text:p>
          </table:table-cell>
          <table:table-cell table:formula="of:=SUM([.$B$2:.B36])" office:value-type="float" office:value="268336.2740909" calcext:value-type="float">
            <text:p>268336.274090900000000000</text:p>
          </table:table-cell>
          <table:table-cell table:style-name="ce2" table:formula="of:=ABS([.B36]-[.B35])" office:value-type="float" office:value="0.042942795422101" calcext:value-type="float">
            <text:p>0.0429427954</text:p>
          </table:table-cell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table:formula="of:=(POWER([.$E$2];2*[.A37])/(POWER(2;[.A37]))/FACT([.A37]))" office:value-type="float" office:value="0.0082837182527201" calcext:value-type="float">
            <text:p>0.0082837183</text:p>
          </table:table-cell>
          <table:table-cell table:formula="of:=SUM([.$B$2:.B37])" office:value-type="float" office:value="268336.282374619" calcext:value-type="float">
            <text:p>268336.282374619000000000</text:p>
          </table:table-cell>
          <table:table-cell table:style-name="ce2" table:formula="of:=ABS([.B37]-[.B36])" office:value-type="float" office:value="0.0155733903151138" calcext:value-type="float">
            <text:p>0.0155733903</text:p>
          </table:table-cell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table:formula="of:=(POWER([.$E$2];2*[.A38])/(POWER(2;[.A38]))/FACT([.A38]))" office:value-type="float" office:value="0.00279855346375679" calcext:value-type="float">
            <text:p>0.0027985535</text:p>
          </table:table-cell>
          <table:table-cell table:formula="of:=SUM([.$B$2:.B38])" office:value-type="float" office:value="268336.285173172" calcext:value-type="float">
            <text:p>268336.285173172000000000</text:p>
          </table:table-cell>
          <table:table-cell table:style-name="ce2" table:formula="of:=ABS([.B38]-[.B37])" office:value-type="float" office:value="0.0054851647889633" calcext:value-type="float">
            <text:p>0.0054851648</text:p>
          </table:table-cell>
          <table:table-cell table:number-columns-repeated="102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table:formula="of:=(POWER([.$E$2];2*[.A39])/(POWER(2;[.A39]))/FACT([.A39]))" office:value-type="float" office:value="0.000920576797288418" calcext:value-type="float">
            <text:p>0.0009205768</text:p>
          </table:table-cell>
          <table:table-cell table:formula="of:=SUM([.$B$2:.B39])" office:value-type="float" office:value="268336.286093749" calcext:value-type="float">
            <text:p>268336.286093749000000000</text:p>
          </table:table-cell>
          <table:table-cell table:style-name="ce2" table:formula="of:=ABS([.B39]-[.B38])" office:value-type="float" office:value="0.00187797666646837" calcext:value-type="float">
            <text:p>0.0018779767</text:p>
          </table:table-cell>
          <table:table-cell table:number-columns-repeated="102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table:formula="of:=(POWER([.$E$2];2*[.A40])/(POWER(2;[.A40]))/FACT([.A40]))" office:value-type="float" office:value="0.00029505666579757" calcext:value-type="float">
            <text:p>0.0002950567</text:p>
          </table:table-cell>
          <table:table-cell table:formula="of:=SUM([.$B$2:.B40])" office:value-type="float" office:value="268336.286388806" calcext:value-type="float">
            <text:p>268336.286388806000000000</text:p>
          </table:table-cell>
          <table:table-cell table:style-name="ce2" table:formula="of:=ABS([.B40]-[.B39])" office:value-type="float" office:value="0.000625520131490848" calcext:value-type="float">
            <text:p>0.0006255201</text:p>
          </table:table-cell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table:formula="of:=(POWER([.$E$2];2*[.A41])/(POWER(2;[.A41]))/FACT([.A41]))" office:value-type="float" office:value="0.0000922052080617405" calcext:value-type="float">
            <text:p>9.22052080617405E-05</text:p>
          </table:table-cell>
          <table:table-cell table:formula="of:=SUM([.$B$2:.B41])" office:value-type="float" office:value="268336.286481011" calcext:value-type="float">
            <text:p>268336.286481011000000000</text:p>
          </table:table-cell>
          <table:table-cell table:style-name="ce2" table:formula="of:=ABS([.B41]-[.B40])" office:value-type="float" office:value="0.000202851457735829" calcext:value-type="float">
            <text:p>0.0002028515</text:p>
          </table:table-cell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table:formula="of:=(POWER([.$E$2];2*[.A42])/(POWER(2;[.A42]))/FACT([.A42]))" office:value-type="float" office:value="0.0000281113439212624" calcext:value-type="float">
            <text:p>2.81113439212624E-05</text:p>
          </table:table-cell>
          <table:table-cell table:formula="of:=SUM([.$B$2:.B42])" office:value-type="float" office:value="268336.286509122" calcext:value-type="float">
            <text:p>268336.286509122000000000</text:p>
          </table:table-cell>
          <table:table-cell table:style-name="ce2" table:formula="of:=ABS([.B42]-[.B41])" office:value-type="float" office:value="0.0000640938641404782" calcext:value-type="float">
            <text:p>6.40938641404782E-05</text:p>
          </table:table-cell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table:formula="of:=(POWER([.$E$2];2*[.A43])/(POWER(2;[.A43]))/FACT([.A43]))" office:value-type="float" office:value="0.00000836647140513761" calcext:value-type="float">
            <text:p>8.36647140513761E-06</text:p>
          </table:table-cell>
          <table:table-cell table:formula="of:=SUM([.$B$2:.B43])" office:value-type="float" office:value="268336.286517489" calcext:value-type="float">
            <text:p>268336.286517489000000000</text:p>
          </table:table-cell>
          <table:table-cell table:style-name="ce2" table:formula="of:=ABS([.B43]-[.B42])" office:value-type="float" office:value="0.0000197448725161248" calcext:value-type="float">
            <text:p>1.97448725161248E-05</text:p>
          </table:table-cell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table:formula="of:=(POWER([.$E$2];2*[.A44])/(POWER(2;[.A44]))/FACT([.A44]))" office:value-type="float" office:value="0.00000243211378056326" calcext:value-type="float">
            <text:p>2.43211378056326E-06</text:p>
          </table:table-cell>
          <table:table-cell table:formula="of:=SUM([.$B$2:.B44])" office:value-type="float" office:value="268336.286519921" calcext:value-type="float">
            <text:p>268336.286519921000000000</text:p>
          </table:table-cell>
          <table:table-cell table:style-name="ce2" table:formula="of:=ABS([.B44]-[.B43])" office:value-type="float" office:value="0.00000593435762457435" calcext:value-type="float">
            <text:p>5.93435762457435E-06</text:p>
          </table:table-cell>
          <table:table-cell table:number-columns-repeated="102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table:formula="of:=(POWER([.$E$2];2*[.A45])/(POWER(2;[.A45]))/FACT([.A45]))" office:value-type="float" office:value="0.000000690941414932744" calcext:value-type="float">
            <text:p>6.90941414932744E-07</text:p>
          </table:table-cell>
          <table:table-cell table:formula="of:=SUM([.$B$2:.B45])" office:value-type="float" office:value="268336.286520612" calcext:value-type="float">
            <text:p>268336.286520612000000000</text:p>
          </table:table-cell>
          <table:table-cell table:style-name="ce2" table:formula="of:=ABS([.B45]-[.B44])" office:value-type="float" office:value="0.00000174117236563051" calcext:value-type="float">
            <text:p>1.74117236563051E-06</text:p>
          </table:table-cell>
          <table:table-cell table:number-columns-repeated="102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table:formula="of:=(POWER([.$E$2];2*[.A46])/(POWER(2;[.A46]))/FACT([.A46]))" office:value-type="float" office:value="0.000000191928170814651" calcext:value-type="float">
            <text:p>1.91928170814651E-07</text:p>
          </table:table-cell>
          <table:table-cell table:formula="of:=SUM([.$B$2:.B46])" office:value-type="float" office:value="268336.286520804" calcext:value-type="float">
            <text:p>268336.286520804000000000</text:p>
          </table:table-cell>
          <table:table-cell table:style-name="ce2" table:formula="of:=ABS([.B46]-[.B45])" office:value-type="float" office:value="0.000000499013244118093" calcext:value-type="float">
            <text:p>0.000000499</text:p>
          </table:table-cell>
          <table:table-cell table:number-columns-repeated="102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table:formula="of:=(POWER([.$E$2];2*[.A47])/(POWER(2;[.A47]))/FACT([.A47]))" office:value-type="float" office:value="0.0000000521543942431117" calcext:value-type="float">
            <text:p>5.21543942431117E-08</text:p>
          </table:table-cell>
          <table:table-cell table:formula="of:=SUM([.$B$2:.B47])" office:value-type="float" office:value="268336.286520856" calcext:value-type="float">
            <text:p>268336.286520856000000000</text:p>
          </table:table-cell>
          <table:table-cell table:style-name="ce2" table:formula="of:=ABS([.B47]-[.B46])" office:value-type="float" office:value="0.000000139773776571539" calcext:value-type="float">
            <text:p>1.39773776571539E-07</text:p>
          </table:table-cell>
          <table:table-cell table:number-columns-repeated="102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table:formula="of:=(POWER([.$E$2];2*[.A48])/(POWER(2;[.A48]))/FACT([.A48]))" office:value-type="float" office:value="0.0000000138708495327425" calcext:value-type="float">
            <text:p>1.38708495327425E-08</text:p>
          </table:table-cell>
          <table:table-cell table:formula="of:=SUM([.$B$2:.B48])" office:value-type="float" office:value="268336.28652087" calcext:value-type="float">
            <text:p>268336.286520870000000000</text:p>
          </table:table-cell>
          <table:table-cell table:style-name="ce2" table:formula="of:=ABS([.B48]-[.B47])" office:value-type="float" office:value="0.0000000382835447103692" calcext:value-type="float">
            <text:p>3.82835447103692E-08</text:p>
          </table:table-cell>
          <table:table-cell table:number-columns-repeated="102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table:formula="of:=(POWER([.$E$2];2*[.A49])/(POWER(2;[.A49]))/FACT([.A49]))" office:value-type="float" office:value="0.00000000361220039915169" calcext:value-type="float">
            <text:p>3.61220039915169E-09</text:p>
          </table:table-cell>
          <table:table-cell table:formula="of:=SUM([.$B$2:.B49])" office:value-type="float" office:value="268336.286520873" calcext:value-type="float">
            <text:p>268336.286520873000000000</text:p>
          </table:table-cell>
          <table:table-cell table:style-name="ce2" table:formula="of:=ABS([.B49]-[.B48])" office:value-type="float" office:value="0.0000000102586491335908" calcext:value-type="float">
            <text:p>1.02586491335908E-08</text:p>
          </table:table-cell>
          <table:table-cell table:number-columns-repeated="102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table:formula="of:=(POWER([.$E$2];2*[.A50])/(POWER(2;[.A50]))/FACT([.A50]))" office:value-type="float" office:value="0.000000000921479693661144" calcext:value-type="float">
            <text:p>9.21479693661144E-10</text:p>
          </table:table-cell>
          <table:table-cell table:formula="of:=SUM([.$B$2:.B50])" office:value-type="float" office:value="268336.286520874" calcext:value-type="float">
            <text:p>268336.286520874000000000</text:p>
          </table:table-cell>
          <table:table-cell table:style-name="ce2" table:formula="of:=ABS([.B50]-[.B49])" office:value-type="float" office:value="0.00000000269072070549054" calcext:value-type="float">
            <text:p>2.69072070549054E-09</text:p>
          </table:table-cell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3" table:formula="of:=(POWER([.$E$2];2*[.A51])/(POWER(2;[.A51]))/FACT([.A51]))" office:value-type="float" office:value="0.000000000230369923415286" calcext:value-type="float">
            <text:p>2.30369923415286E-10</text:p>
          </table:table-cell>
          <table:table-cell table:formula="of:=SUM([.$B$2:.B51])" office:value-type="float" office:value="268336.286520874" calcext:value-type="float">
            <text:p>268336.286520874000000000</text:p>
          </table:table-cell>
          <table:table-cell table:style-name="ce2" table:formula="of:=ABS([.B51]-[.B50])" office:value-type="float" office:value="0.000000000691109770245858" calcext:value-type="float">
            <text:p>6.91109770245858E-10</text:p>
          </table:table-cell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3" table:formula="of:=(POWER([.$E$2];2*[.A52])/(POWER(2;[.A52]))/FACT([.A52]))" office:value-type="float" office:value="0.0000000000564632165233545" calcext:value-type="float">
            <text:p>5.64632165233545E-11</text:p>
          </table:table-cell>
          <table:table-cell table:formula="of:=SUM([.$B$2:.B52])" office:value-type="float" office:value="268336.286520874" calcext:value-type="float">
            <text:p>268336.286520874000000000</text:p>
          </table:table-cell>
          <table:table-cell table:style-name="ce2" table:formula="of:=ABS([.B52]-[.B51])" office:value-type="float" office:value="0.000000000173906706891932" calcext:value-type="float">
            <text:p>1.73906706891932E-10</text:p>
          </table:table-cell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3" table:formula="of:=(POWER([.$E$2];2*[.A53])/(POWER(2;[.A53]))/FACT([.A53]))" office:value-type="float" office:value="0.0000000000135728885873448" calcext:value-type="float">
            <text:p>1.35728885873448E-11</text:p>
          </table:table-cell>
          <table:table-cell table:formula="of:=SUM([.$B$2:.B53])" office:value-type="float" office:value="268336.286520874" calcext:value-type="float">
            <text:p>268336.286520874000000000</text:p>
          </table:table-cell>
          <table:table-cell table:style-name="ce2" table:formula="of:=ABS([.B53]-[.B52])" office:value-type="float" office:value="0.0000000000428903279360097" calcext:value-type="float">
            <text:p>4.28903279360097E-11</text:p>
          </table:table-cell>
          <table:table-cell table:number-columns-repeated="102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3" table:formula="of:=(POWER([.$E$2];2*[.A54])/(POWER(2;[.A54]))/FACT([.A54]))" office:value-type="float" office:value="0.0000000000032011529687134" calcext:value-type="float">
            <text:p>3.2011529687134E-12</text:p>
          </table:table-cell>
          <table:table-cell table:formula="of:=SUM([.$B$2:.B54])" office:value-type="float" office:value="268336.286520874" calcext:value-type="float">
            <text:p>268336.286520874000000000</text:p>
          </table:table-cell>
          <table:table-cell table:style-name="ce2" table:formula="of:=ABS([.B54]-[.B53])" office:value-type="float" office:value="0.0000000000103717356186314" calcext:value-type="float">
            <text:p>1.03717356186314E-11</text:p>
          </table:table-cell>
          <table:table-cell table:number-columns-repeated="102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3" table:formula="of:=(POWER([.$E$2];2*[.A55])/(POWER(2;[.A55]))/FACT([.A55]))" office:value-type="float" office:value="0.000000000000741007631646621" calcext:value-type="float">
            <text:p>7.41007631646621E-13</text:p>
          </table:table-cell>
          <table:table-cell table:formula="of:=SUM([.$B$2:.B55])" office:value-type="float" office:value="268336.286520874" calcext:value-type="float">
            <text:p>268336.286520874000000000</text:p>
          </table:table-cell>
          <table:table-cell table:style-name="ce2" table:formula="of:=ABS([.B55]-[.B54])" office:value-type="float" office:value="0.00000000000246014533706678" calcext:value-type="float">
            <text:p>2.46014533706678E-12</text:p>
          </table:table-cell>
          <table:table-cell table:number-columns-repeated="102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3" table:formula="of:=(POWER([.$E$2];2*[.A56])/(POWER(2;[.A56]))/FACT([.A56]))" office:value-type="float" office:value="0.000000000000168410825374232" calcext:value-type="float">
            <text:p>1.68410825374232E-13</text:p>
          </table:table-cell>
          <table:table-cell table:formula="of:=SUM([.$B$2:.B56])" office:value-type="float" office:value="268336.286520874" calcext:value-type="float">
            <text:p>268336.286520874000000000</text:p>
          </table:table-cell>
          <table:table-cell table:style-name="ce2" table:formula="of:=ABS([.B56]-[.B55])" office:value-type="float" office:value="0.000000000000572596806272389" calcext:value-type="float">
            <text:p>5.72596806272389E-13</text:p>
          </table:table-cell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3" table:formula="of:=(POWER([.$E$2];2*[.A57])/(POWER(2;[.A57]))/FACT([.A57]))" office:value-type="float" office:value="0.0000000000000375917020924625" calcext:value-type="float">
            <text:p>3.75917020924625E-14</text:p>
          </table:table-cell>
          <table:table-cell table:formula="of:=SUM([.$B$2:.B57])" office:value-type="float" office:value="268336.286520874" calcext:value-type="float">
            <text:p>268336.286520874000000000</text:p>
          </table:table-cell>
          <table:table-cell table:style-name="ce2" table:formula="of:=ABS([.B57]-[.B56])" office:value-type="float" office:value="0.00000000000013081912328177" calcext:value-type="float">
            <text:p>1.3081912328177E-13</text:p>
          </table:table-cell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3" table:formula="of:=(POWER([.$E$2];2*[.A58])/(POWER(2;[.A58]))/FACT([.A58]))" office:value-type="float" office:value="8.24379431852247E-015" calcext:value-type="float">
            <text:p>8.24379431852247E-15</text:p>
          </table:table-cell>
          <table:table-cell table:formula="of:=SUM([.$B$2:.B58])" office:value-type="float" office:value="268336.286520874" calcext:value-type="float">
            <text:p>268336.286520874000000000</text:p>
          </table:table-cell>
          <table:table-cell table:style-name="ce2" table:formula="of:=ABS([.B58]-[.B57])" office:value-type="float" office:value="0.00000000000002934790777394" calcext:value-type="float">
            <text:p>2.934790777394E-14</text:p>
          </table:table-cell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3" table:formula="of:=(POWER([.$E$2];2*[.A59])/(POWER(2;[.A59]))/FACT([.A59]))" office:value-type="float" office:value="1.7766798100264E-015" calcext:value-type="float">
            <text:p>1.7766798100264E-15</text:p>
          </table:table-cell>
          <table:table-cell table:formula="of:=SUM([.$B$2:.B59])" office:value-type="float" office:value="268336.286520874" calcext:value-type="float">
            <text:p>268336.286520874000000000</text:p>
          </table:table-cell>
          <table:table-cell table:style-name="ce2" table:formula="of:=ABS([.B59]-[.B58])" office:value-type="float" office:value="6.46711450849608E-015" calcext:value-type="float">
            <text:p>6.46711450849608E-15</text:p>
          </table:table-cell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3" table:formula="of:=(POWER([.$E$2];2*[.A60])/(POWER(2;[.A60]))/FACT([.A60]))" office:value-type="float" office:value="3.76415213988643E-016" calcext:value-type="float">
            <text:p>3.76415213988643E-16</text:p>
          </table:table-cell>
          <table:table-cell table:formula="of:=SUM([.$B$2:.B60])" office:value-type="float" office:value="268336.286520874" calcext:value-type="float">
            <text:p>268336.286520874000000000</text:p>
          </table:table-cell>
          <table:table-cell table:style-name="ce2" table:formula="of:=ABS([.B60]-[.B59])" office:value-type="float" office:value="1.40026459603775E-015" calcext:value-type="float">
            <text:p>1.40026459603775E-15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3" table:formula="of:=(POWER([.$E$2];2*[.A61])/(POWER(2;[.A61]))/FACT([.A61]))" office:value-type="float" office:value="7.8419836247634E-017" calcext:value-type="float">
            <text:p>7.8419836247634E-17</text:p>
          </table:table-cell>
          <table:table-cell table:formula="of:=SUM([.$B$2:.B61])" office:value-type="float" office:value="268336.286520874" calcext:value-type="float">
            <text:p>268336.286520874000000000</text:p>
          </table:table-cell>
          <table:table-cell table:style-name="ce2" table:formula="of:=ABS([.B61]-[.B60])" office:value-type="float" office:value="2.97995377741009E-016" calcext:value-type="float">
            <text:p>2.97995377741009E-16</text:p>
          </table:table-cell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3" table:formula="of:=(POWER([.$E$2];2*[.A62])/(POWER(2;[.A62]))/FACT([.A62]))" office:value-type="float" office:value="1.60696385753348E-017" calcext:value-type="float">
            <text:p>1.60696385753348E-17</text:p>
          </table:table-cell>
          <table:table-cell table:formula="of:=SUM([.$B$2:.B62])" office:value-type="float" office:value="268336.286520874" calcext:value-type="float">
            <text:p>268336.286520874000000000</text:p>
          </table:table-cell>
          <table:table-cell table:style-name="ce2" table:formula="of:=ABS([.B62]-[.B61])" office:value-type="float" office:value="6.23501976722991E-017" calcext:value-type="float">
            <text:p>6.23501976722991E-17</text:p>
          </table:table-cell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3" table:formula="of:=(POWER([.$E$2];2*[.A63])/(POWER(2;[.A63]))/FACT([.A63]))" office:value-type="float" office:value="3.23984648696267E-018" calcext:value-type="float">
            <text:p>3.23984648696267E-18</text:p>
          </table:table-cell>
          <table:table-cell table:formula="of:=SUM([.$B$2:.B63])" office:value-type="float" office:value="268336.286520874" calcext:value-type="float">
            <text:p>268336.286520874000000000</text:p>
          </table:table-cell>
          <table:table-cell table:style-name="ce2" table:formula="of:=ABS([.B63]-[.B62])" office:value-type="float" office:value="1.28297920883722E-017" calcext:value-type="float">
            <text:p>1.28297920883722E-17</text:p>
          </table:table-cell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3" table:formula="of:=(POWER([.$E$2];2*[.A64])/(POWER(2;[.A64]))/FACT([.A64]))" office:value-type="float" office:value="6.42826683921164E-019" calcext:value-type="float">
            <text:p>6.42826683921164E-19</text:p>
          </table:table-cell>
          <table:table-cell table:formula="of:=SUM([.$B$2:.B64])" office:value-type="float" office:value="268336.286520874" calcext:value-type="float">
            <text:p>268336.286520874000000000</text:p>
          </table:table-cell>
          <table:table-cell table:style-name="ce2" table:formula="of:=ABS([.B64]-[.B63])" office:value-type="float" office:value="2.5970198030415E-018" calcext:value-type="float">
            <text:p>2.5970198030415E-18</text:p>
          </table:table-cell>
          <table:table-cell table:number-columns-repeated="102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3" table:formula="of:=(POWER([.$E$2];2*[.A65])/(POWER(2;[.A65]))/FACT([.A65]))" office:value-type="float" office:value="1.25552086703352E-019" calcext:value-type="float">
            <text:p>1.25552086703352E-19</text:p>
          </table:table-cell>
          <table:table-cell table:formula="of:=SUM([.$B$2:.B65])" office:value-type="float" office:value="268336.286520874" calcext:value-type="float">
            <text:p>268336.286520874000000000</text:p>
          </table:table-cell>
          <table:table-cell table:style-name="ce2" table:formula="of:=ABS([.B65]-[.B64])" office:value-type="float" office:value="5.17274597217812E-019" calcext:value-type="float">
            <text:p>5.17274597217812E-19</text:p>
          </table:table-cell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3" table:formula="of:=(POWER([.$E$2];2*[.A66])/(POWER(2;[.A66]))/FACT([.A66]))" office:value-type="float" office:value="2.4144632058337E-020" calcext:value-type="float">
            <text:p>2.4144632058337E-20</text:p>
          </table:table-cell>
          <table:table-cell table:formula="of:=SUM([.$B$2:.B66])" office:value-type="float" office:value="268336.286520874" calcext:value-type="float">
            <text:p>268336.286520874000000000</text:p>
          </table:table-cell>
          <table:table-cell table:style-name="ce2" table:formula="of:=ABS([.B66]-[.B65])" office:value-type="float" office:value="1.01407454645015E-019" calcext:value-type="float">
            <text:p>1.01407454645015E-19</text:p>
          </table:table-cell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3" table:formula="of:=(POWER([.$E$2];2*[.A67])/(POWER(2;[.A67]))/FACT([.A67]))" office:value-type="float" office:value="4.57284698074564E-021" calcext:value-type="float">
            <text:p>4.57284698074564E-21</text:p>
          </table:table-cell>
          <table:table-cell table:formula="of:=SUM([.$B$2:.B67])" office:value-type="float" office:value="268336.286520874" calcext:value-type="float">
            <text:p>268336.286520874000000000</text:p>
          </table:table-cell>
          <table:table-cell table:style-name="ce2" table:formula="of:=ABS([.B67]-[.B66])" office:value-type="float" office:value="1.95717850775914E-020" calcext:value-type="float">
            <text:p>1.95717850775914E-20</text:p>
          </table:table-cell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3" table:formula="of:=(POWER([.$E$2];2*[.A68])/(POWER(2;[.A68]))/FACT([.A68]))" office:value-type="float" office:value="8.53143093422694E-022" calcext:value-type="float">
            <text:p>8.53143093422694E-22</text:p>
          </table:table-cell>
          <table:table-cell table:formula="of:=SUM([.$B$2:.B68])" office:value-type="float" office:value="268336.286520874" calcext:value-type="float">
            <text:p>268336.286520874000000000</text:p>
          </table:table-cell>
          <table:table-cell table:style-name="ce2" table:formula="of:=ABS([.B68]-[.B67])" office:value-type="float" office:value="3.71970388732295E-021" calcext:value-type="float">
            <text:p>3.71970388732295E-21</text:p>
          </table:table-cell>
          <table:table-cell table:number-columns-repeated="102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3" table:formula="of:=(POWER([.$E$2];2*[.A69])/(POWER(2;[.A69]))/FACT([.A69]))" office:value-type="float" office:value="1.56827774526231E-022" calcext:value-type="float">
            <text:p>1.56827774526231E-22</text:p>
          </table:table-cell>
          <table:table-cell table:formula="of:=SUM([.$B$2:.B69])" office:value-type="float" office:value="268336.286520874" calcext:value-type="float">
            <text:p>268336.286520874000000000</text:p>
          </table:table-cell>
          <table:table-cell table:style-name="ce2" table:formula="of:=ABS([.B69]-[.B68])" office:value-type="float" office:value="6.96315318896464E-022" calcext:value-type="float">
            <text:p>6.96315318896464E-22</text:p>
          </table:table-cell>
          <table:table-cell table:number-columns-repeated="102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3" table:formula="of:=(POWER([.$E$2];2*[.A70])/(POWER(2;[.A70]))/FACT([.A70]))" office:value-type="float" office:value="2.84108287185201E-023" calcext:value-type="float">
            <text:p>2.84108287185201E-23</text:p>
          </table:table-cell>
          <table:table-cell table:formula="of:=SUM([.$B$2:.B70])" office:value-type="float" office:value="268336.286520874" calcext:value-type="float">
            <text:p>268336.286520874000000000</text:p>
          </table:table-cell>
          <table:table-cell table:style-name="ce2" table:formula="of:=ABS([.B70]-[.B69])" office:value-type="float" office:value="1.28416945807711E-022" calcext:value-type="float">
            <text:p>1.28416945807711E-22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3" table:formula="of:=(POWER([.$E$2];2*[.A71])/(POWER(2;[.A71]))/FACT([.A71]))" office:value-type="float" office:value="5.07336227116429E-024" calcext:value-type="float">
            <text:p>5.07336227116429E-24</text:p>
          </table:table-cell>
          <table:table-cell table:formula="of:=SUM([.$B$2:.B71])" office:value-type="float" office:value="268336.286520874" calcext:value-type="float">
            <text:p>268336.286520874000000000</text:p>
          </table:table-cell>
          <table:table-cell table:style-name="ce2" table:formula="of:=ABS([.B71]-[.B70])" office:value-type="float" office:value="2.33374664473558E-023" calcext:value-type="float">
            <text:p>2.33374664473558E-23</text:p>
          </table:table-cell>
          <table:table-cell table:number-columns-repeated="102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3" table:formula="of:=(POWER([.$E$2];2*[.A72])/(POWER(2;[.A72]))/FACT([.A72]))" office:value-type="float" office:value="8.9319758295146E-025" calcext:value-type="float">
            <text:p>8.9319758295146E-25</text:p>
          </table:table-cell>
          <table:table-cell table:formula="of:=SUM([.$B$2:.B72])" office:value-type="float" office:value="268336.286520874" calcext:value-type="float">
            <text:p>268336.286520874000000000</text:p>
          </table:table-cell>
          <table:table-cell table:style-name="ce2" table:formula="of:=ABS([.B72]-[.B71])" office:value-type="float" office:value="4.18016468821283E-024" calcext:value-type="float">
            <text:p>4.18016468821283E-24</text:p>
          </table:table-cell>
          <table:table-cell table:number-columns-repeated="102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3" table:formula="of:=(POWER([.$E$2];2*[.A73])/(POWER(2;[.A73]))/FACT([.A73]))" office:value-type="float" office:value="1.55069024817962E-025" calcext:value-type="float">
            <text:p>1.55069024817962E-25</text:p>
          </table:table-cell>
          <table:table-cell table:formula="of:=SUM([.$B$2:.B73])" office:value-type="float" office:value="268336.286520874" calcext:value-type="float">
            <text:p>268336.286520874000000000</text:p>
          </table:table-cell>
          <table:table-cell table:style-name="ce2" table:formula="of:=ABS([.B73]-[.B72])" office:value-type="float" office:value="7.38128558133498E-025" calcext:value-type="float">
            <text:p>7.38128558133498E-25</text:p>
          </table:table-cell>
          <table:table-cell table:number-columns-repeated="102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3" table:formula="of:=(POWER([.$E$2];2*[.A74])/(POWER(2;[.A74]))/FACT([.A74]))" office:value-type="float" office:value="2.65529152085551E-026" calcext:value-type="float">
            <text:p>2.65529152085551E-26</text:p>
          </table:table-cell>
          <table:table-cell table:formula="of:=SUM([.$B$2:.B74])" office:value-type="float" office:value="268336.286520874" calcext:value-type="float">
            <text:p>268336.286520874000000000</text:p>
          </table:table-cell>
          <table:table-cell table:style-name="ce2" table:formula="of:=ABS([.B74]-[.B73])" office:value-type="float" office:value="1.28516109609407E-025" calcext:value-type="float">
            <text:p>1.28516109609407E-25</text:p>
          </table:table-cell>
          <table:table-cell table:number-columns-repeated="102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3" table:formula="of:=(POWER([.$E$2];2*[.A75])/(POWER(2;[.A75]))/FACT([.A75]))" office:value-type="float" office:value="4.48528973117485E-027" calcext:value-type="float">
            <text:p>4.48528973117485E-27</text:p>
          </table:table-cell>
          <table:table-cell table:formula="of:=SUM([.$B$2:.B75])" office:value-type="float" office:value="268336.286520874" calcext:value-type="float">
            <text:p>268336.286520874000000000</text:p>
          </table:table-cell>
          <table:table-cell table:style-name="ce2" table:formula="of:=ABS([.B75]-[.B74])" office:value-type="float" office:value="2.20676254773802E-026" calcext:value-type="float">
            <text:p>2.20676254773802E-26</text:p>
          </table:table-cell>
          <table:table-cell table:number-columns-repeated="102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3" table:formula="of:=(POWER([.$E$2];2*[.A76])/(POWER(2;[.A76]))/FACT([.A76]))" office:value-type="float" office:value="7.47548288529141E-028" calcext:value-type="float">
            <text:p>7.47548288529141E-28</text:p>
          </table:table-cell>
          <table:table-cell table:formula="of:=SUM([.$B$2:.B76])" office:value-type="float" office:value="268336.286520874" calcext:value-type="float">
            <text:p>268336.286520874000000000</text:p>
          </table:table-cell>
          <table:table-cell table:style-name="ce2" table:formula="of:=ABS([.B76]-[.B75])" office:value-type="float" office:value="3.73774144264571E-027" calcext:value-type="float">
            <text:p>3.73774144264571E-27</text:p>
          </table:table-cell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3" table:formula="of:=(POWER([.$E$2];2*[.A77])/(POWER(2;[.A77]))/FACT([.A77]))" office:value-type="float" office:value="1.22952021139661E-028" calcext:value-type="float">
            <text:p>1.22952021139661E-28</text:p>
          </table:table-cell>
          <table:table-cell table:formula="of:=SUM([.$B$2:.B77])" office:value-type="float" office:value="268336.286520874" calcext:value-type="float">
            <text:p>268336.286520874000000000</text:p>
          </table:table-cell>
          <table:table-cell table:style-name="ce2" table:formula="of:=ABS([.B77]-[.B76])" office:value-type="float" office:value="6.2459626738948E-028" calcext:value-type="float">
            <text:p>6.2459626738948E-28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3" table:formula="of:=(POWER([.$E$2];2*[.A78])/(POWER(2;[.A78]))/FACT([.A78]))" office:value-type="float" office:value="1.99597436915035E-029" calcext:value-type="float">
            <text:p>1.99597436915035E-29</text:p>
          </table:table-cell>
          <table:table-cell table:formula="of:=SUM([.$B$2:.B78])" office:value-type="float" office:value="268336.286520874" calcext:value-type="float">
            <text:p>268336.286520874000000000</text:p>
          </table:table-cell>
          <table:table-cell table:style-name="ce2" table:formula="of:=ABS([.B78]-[.B77])" office:value-type="float" office:value="1.02992277448158E-028" calcext:value-type="float">
            <text:p>1.02992277448158E-28</text:p>
          </table:table-cell>
          <table:table-cell table:number-columns-repeated="102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3" table:formula="of:=(POWER([.$E$2];2*[.A79])/(POWER(2;[.A79]))/FACT([.A79]))" office:value-type="float" office:value="3.19867687363838E-030" calcext:value-type="float">
            <text:p>3.19867687363838E-30</text:p>
          </table:table-cell>
          <table:table-cell table:formula="of:=SUM([.$B$2:.B79])" office:value-type="float" office:value="268336.286520874" calcext:value-type="float">
            <text:p>268336.286520874000000000</text:p>
          </table:table-cell>
          <table:table-cell table:style-name="ce2" table:formula="of:=ABS([.B79]-[.B78])" office:value-type="float" office:value="1.67610668178651E-029" calcext:value-type="float">
            <text:p>1.67610668178651E-29</text:p>
          </table:table-cell>
          <table:table-cell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3" table:formula="of:=(POWER([.$E$2];2*[.A80])/(POWER(2;[.A80]))/FACT([.A80]))" office:value-type="float" office:value="5.06119758487085E-031" calcext:value-type="float">
            <text:p>5.06119758487085E-31</text:p>
          </table:table-cell>
          <table:table-cell table:formula="of:=SUM([.$B$2:.B80])" office:value-type="float" office:value="268336.286520874" calcext:value-type="float">
            <text:p>268336.286520874000000000</text:p>
          </table:table-cell>
          <table:table-cell table:style-name="ce2" table:formula="of:=ABS([.B80]-[.B79])" office:value-type="float" office:value="2.69255711515129E-030" calcext:value-type="float">
            <text:p>2.69255711515129E-30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3" table:formula="of:=(POWER([.$E$2];2*[.A81])/(POWER(2;[.A81]))/FACT([.A81]))" office:value-type="float" office:value="7.90812122636071E-032" calcext:value-type="float">
            <text:p>7.90812122636071E-32</text:p>
          </table:table-cell>
          <table:table-cell table:formula="of:=SUM([.$B$2:.B81])" office:value-type="float" office:value="268336.286520874" calcext:value-type="float">
            <text:p>268336.286520874000000000</text:p>
          </table:table-cell>
          <table:table-cell table:style-name="ce2" table:formula="of:=ABS([.B81]-[.B80])" office:value-type="float" office:value="4.27038546223478E-031" calcext:value-type="float">
            <text:p>4.27038546223478E-31</text:p>
          </table:table-cell>
          <table:table-cell table:number-columns-repeated="102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3" table:formula="of:=(POWER([.$E$2];2*[.A82])/(POWER(2;[.A82]))/FACT([.A82]))" office:value-type="float" office:value="1.22038907814208E-032" calcext:value-type="float">
            <text:p>1.22038907814208E-32</text:p>
          </table:table-cell>
          <table:table-cell table:formula="of:=SUM([.$B$2:.B82])" office:value-type="float" office:value="268336.286520874" calcext:value-type="float">
            <text:p>268336.286520874000000000</text:p>
          </table:table-cell>
          <table:table-cell table:style-name="ce2" table:formula="of:=ABS([.B82]-[.B81])" office:value-type="float" office:value="6.68773214821862E-032" calcext:value-type="float">
            <text:p>6.68773214821862E-32</text:p>
          </table:table-cell>
          <table:table-cell table:number-columns-repeated="102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3" table:formula="of:=(POWER([.$E$2];2*[.A83])/(POWER(2;[.A83]))/FACT([.A83]))" office:value-type="float" office:value="1.86034920448488E-033" calcext:value-type="float">
            <text:p>1.86034920448488E-33</text:p>
          </table:table-cell>
          <table:table-cell table:formula="of:=SUM([.$B$2:.B83])" office:value-type="float" office:value="268336.286520874" calcext:value-type="float">
            <text:p>268336.286520874000000000</text:p>
          </table:table-cell>
          <table:table-cell table:style-name="ce2" table:formula="of:=ABS([.B83]-[.B82])" office:value-type="float" office:value="1.0343541576936E-032" calcext:value-type="float">
            <text:p>1.0343541576936E-32</text:p>
          </table:table-cell>
          <table:table-cell table:number-columns-repeated="102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3" table:formula="of:=(POWER([.$E$2];2*[.A84])/(POWER(2;[.A84]))/FACT([.A84]))" office:value-type="float" office:value="2.80173072964591E-034" calcext:value-type="float">
            <text:p>2.80173072964591E-34</text:p>
          </table:table-cell>
          <table:table-cell table:formula="of:=SUM([.$B$2:.B84])" office:value-type="float" office:value="268336.286520874" calcext:value-type="float">
            <text:p>268336.286520874000000000</text:p>
          </table:table-cell>
          <table:table-cell table:style-name="ce2" table:formula="of:=ABS([.B84]-[.B83])" office:value-type="float" office:value="1.58017613152029E-033" calcext:value-type="float">
            <text:p>1.58017613152029E-33</text:p>
          </table:table-cell>
          <table:table-cell table:number-columns-repeated="102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3" table:formula="of:=(POWER([.$E$2];2*[.A85])/(POWER(2;[.A85]))/FACT([.A85]))" office:value-type="float" office:value="4.16924215721117E-035" calcext:value-type="float">
            <text:p>4.16924215721117E-35</text:p>
          </table:table-cell>
          <table:table-cell table:formula="of:=SUM([.$B$2:.B85])" office:value-type="float" office:value="268336.286520874" calcext:value-type="float">
            <text:p>268336.286520874000000000</text:p>
          </table:table-cell>
          <table:table-cell table:style-name="ce2" table:formula="of:=ABS([.B85]-[.B84])" office:value-type="float" office:value="2.38480651392479E-034" calcext:value-type="float">
            <text:p>2.38480651392479E-34</text:p>
          </table:table-cell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3" table:formula="of:=(POWER([.$E$2];2*[.A86])/(POWER(2;[.A86]))/FACT([.A86]))" office:value-type="float" office:value="6.13123846648703E-036" calcext:value-type="float">
            <text:p>6.13123846648703E-36</text:p>
          </table:table-cell>
          <table:table-cell table:formula="of:=SUM([.$B$2:.B86])" office:value-type="float" office:value="268336.286520874" calcext:value-type="float">
            <text:p>268336.286520874000000000</text:p>
          </table:table-cell>
          <table:table-cell table:style-name="ce2" table:formula="of:=ABS([.B86]-[.B85])" office:value-type="float" office:value="3.55611831056247E-035" calcext:value-type="float">
            <text:p>3.55611831056247E-35</text:p>
          </table:table-cell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3" table:formula="of:=(POWER([.$E$2];2*[.A87])/(POWER(2;[.A87]))/FACT([.A87]))" office:value-type="float" office:value="8.91168381756834E-037" calcext:value-type="float">
            <text:p>8.91168381756834E-37</text:p>
          </table:table-cell>
          <table:table-cell table:formula="of:=SUM([.$B$2:.B87])" office:value-type="float" office:value="268336.286520874" calcext:value-type="float">
            <text:p>268336.286520874000000000</text:p>
          </table:table-cell>
          <table:table-cell table:style-name="ce2" table:formula="of:=ABS([.B87]-[.B86])" office:value-type="float" office:value="5.24007008473019E-036" calcext:value-type="float">
            <text:p>5.24007008473019E-36</text:p>
          </table:table-cell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3" table:formula="of:=(POWER([.$E$2];2*[.A88])/(POWER(2;[.A88]))/FACT([.A88]))" office:value-type="float" office:value="1.28041434160465E-037" calcext:value-type="float">
            <text:p>1.28041434160465E-37</text:p>
          </table:table-cell>
          <table:table-cell table:formula="of:=SUM([.$B$2:.B88])" office:value-type="float" office:value="268336.286520874" calcext:value-type="float">
            <text:p>268336.286520874000000000</text:p>
          </table:table-cell>
          <table:table-cell table:style-name="ce2" table:formula="of:=ABS([.B88]-[.B87])" office:value-type="float" office:value="7.6312694759637E-037" calcext:value-type="float">
            <text:p>7.6312694759637E-37</text:p>
          </table:table-cell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3" table:formula="of:=(POWER([.$E$2];2*[.A89])/(POWER(2;[.A89]))/FACT([.A89]))" office:value-type="float" office:value="1.81877037159751E-038" calcext:value-type="float">
            <text:p>1.81877037159751E-38</text:p>
          </table:table-cell>
          <table:table-cell table:formula="of:=SUM([.$B$2:.B89])" office:value-type="float" office:value="268336.286520874" calcext:value-type="float">
            <text:p>268336.286520874000000000</text:p>
          </table:table-cell>
          <table:table-cell table:style-name="ce2" table:formula="of:=ABS([.B89]-[.B88])" office:value-type="float" office:value="1.0985373044449E-037" calcext:value-type="float">
            <text:p>1.0985373044449E-37</text:p>
          </table:table-cell>
          <table:table-cell table:number-columns-repeated="102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3" table:formula="of:=(POWER([.$E$2];2*[.A90])/(POWER(2;[.A90]))/FACT([.A90]))" office:value-type="float" office:value="2.55445276909763E-039" calcext:value-type="float">
            <text:p>2.55445276909763E-39</text:p>
          </table:table-cell>
          <table:table-cell table:formula="of:=SUM([.$B$2:.B90])" office:value-type="float" office:value="268336.286520874" calcext:value-type="float">
            <text:p>268336.286520874000000000</text:p>
          </table:table-cell>
          <table:table-cell table:style-name="ce2" table:formula="of:=ABS([.B90]-[.B89])" office:value-type="float" office:value="1.56332509468775E-038" calcext:value-type="float">
            <text:p>1.56332509468775E-38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3" table:formula="of:=(POWER([.$E$2];2*[.A91])/(POWER(2;[.A91]))/FACT([.A91]))" office:value-type="float" office:value="3.54785106819115E-040" calcext:value-type="float">
            <text:p>3.54785106819115E-40</text:p>
          </table:table-cell>
          <table:table-cell table:formula="of:=SUM([.$B$2:.B91])" office:value-type="float" office:value="268336.286520874" calcext:value-type="float">
            <text:p>268336.286520874000000000</text:p>
          </table:table-cell>
          <table:table-cell table:style-name="ce2" table:formula="of:=ABS([.B91]-[.B90])" office:value-type="float" office:value="2.19966766227851E-039" calcext:value-type="float">
            <text:p>2.19966766227851E-39</text:p>
          </table:table-cell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3" table:formula="of:=(POWER([.$E$2];2*[.A92])/(POWER(2;[.A92]))/FACT([.A92]))" office:value-type="float" office:value="4.87342179696586E-041" calcext:value-type="float">
            <text:p>4.87342179696586E-41</text:p>
          </table:table-cell>
          <table:table-cell table:formula="of:=SUM([.$B$2:.B92])" office:value-type="float" office:value="268336.286520874" calcext:value-type="float">
            <text:p>268336.286520874000000000</text:p>
          </table:table-cell>
          <table:table-cell table:style-name="ce2" table:formula="of:=ABS([.B92]-[.B91])" office:value-type="float" office:value="3.06050888849457E-040" calcext:value-type="float">
            <text:p>3.06050888849457E-40</text:p>
          </table:table-cell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3" table:formula="of:=(POWER([.$E$2];2*[.A93])/(POWER(2;[.A93]))/FACT([.A93]))" office:value-type="float" office:value="6.6214970067471E-042" calcext:value-type="float">
            <text:p>6.6214970067471E-42</text:p>
          </table:table-cell>
          <table:table-cell table:formula="of:=SUM([.$B$2:.B93])" office:value-type="float" office:value="268336.286520874" calcext:value-type="float">
            <text:p>268336.286520874000000000</text:p>
          </table:table-cell>
          <table:table-cell table:style-name="ce2" table:formula="of:=ABS([.B93]-[.B92])" office:value-type="float" office:value="4.21127209629115E-041" calcext:value-type="float">
            <text:p>4.21127209629115E-41</text:p>
          </table:table-cell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3" table:formula="of:=(POWER([.$E$2];2*[.A94])/(POWER(2;[.A94]))/FACT([.A94]))" office:value-type="float" office:value="8.89986156820847E-043" calcext:value-type="float">
            <text:p>8.89986156820847E-43</text:p>
          </table:table-cell>
          <table:table-cell table:formula="of:=SUM([.$B$2:.B94])" office:value-type="float" office:value="268336.286520874" calcext:value-type="float">
            <text:p>268336.286520874000000000</text:p>
          </table:table-cell>
          <table:table-cell table:style-name="ce2" table:formula="of:=ABS([.B94]-[.B93])" office:value-type="float" office:value="5.73151084992625E-042" calcext:value-type="float">
            <text:p>5.73151084992625E-42</text:p>
          </table:table-cell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3" table:formula="of:=(POWER([.$E$2];2*[.A95])/(POWER(2;[.A95]))/FACT([.A95]))" office:value-type="float" office:value="1.18349222981496E-043" calcext:value-type="float">
            <text:p>1.18349222981496E-43</text:p>
          </table:table-cell>
          <table:table-cell table:formula="of:=SUM([.$B$2:.B95])" office:value-type="float" office:value="268336.286520874" calcext:value-type="float">
            <text:p>268336.286520874000000000</text:p>
          </table:table-cell>
          <table:table-cell table:style-name="ce2" table:formula="of:=ABS([.B95]-[.B94])" office:value-type="float" office:value="7.71636933839351E-043" calcext:value-type="float">
            <text:p>7.71636933839351E-43</text:p>
          </table:table-cell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3" table:formula="of:=(POWER([.$E$2];2*[.A96])/(POWER(2;[.A96]))/FACT([.A96]))" office:value-type="float" office:value="1.55722661817757E-044" calcext:value-type="float">
            <text:p>1.55722661817757E-44</text:p>
          </table:table-cell>
          <table:table-cell table:formula="of:=SUM([.$B$2:.B96])" office:value-type="float" office:value="268336.286520874" calcext:value-type="float">
            <text:p>268336.286520874000000000</text:p>
          </table:table-cell>
          <table:table-cell table:style-name="ce2" table:formula="of:=ABS([.B96]-[.B95])" office:value-type="float" office:value="1.0277695679972E-043" calcext:value-type="float">
            <text:p>1.0277695679972E-43</text:p>
          </table:table-cell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3" table:formula="of:=(POWER([.$E$2];2*[.A97])/(POWER(2;[.A97]))/FACT([.A97]))" office:value-type="float" office:value="2.02763882575205E-045" calcext:value-type="float">
            <text:p>2.02763882575205E-45</text:p>
          </table:table-cell>
          <table:table-cell table:formula="of:=SUM([.$B$2:.B97])" office:value-type="float" office:value="268336.286520874" calcext:value-type="float">
            <text:p>268336.286520874000000000</text:p>
          </table:table-cell>
          <table:table-cell table:style-name="ce2" table:formula="of:=ABS([.B97]-[.B96])" office:value-type="float" office:value="1.35446273560237E-044" calcext:value-type="float">
            <text:p>1.35446273560237E-44</text:p>
          </table:table-cell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3" table:formula="of:=(POWER([.$E$2];2*[.A98])/(POWER(2;[.A98]))/FACT([.A98]))" office:value-type="float" office:value="2.61293663112377E-046" calcext:value-type="float">
            <text:p>2.61293663112377E-46</text:p>
          </table:table-cell>
          <table:table-cell table:formula="of:=SUM([.$B$2:.B98])" office:value-type="float" office:value="268336.286520874" calcext:value-type="float">
            <text:p>268336.286520874000000000</text:p>
          </table:table-cell>
          <table:table-cell table:style-name="ce2" table:formula="of:=ABS([.B98]-[.B97])" office:value-type="float" office:value="1.76634516263967E-045" calcext:value-type="float">
            <text:p>1.76634516263967E-45</text:p>
          </table:table-cell>
          <table:table-cell table:number-columns-repeated="102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3" table:formula="of:=(POWER([.$E$2];2*[.A99])/(POWER(2;[.A99]))/FACT([.A99]))" office:value-type="float" office:value="3.33282733561706E-047" calcext:value-type="float">
            <text:p>3.33282733561706E-47</text:p>
          </table:table-cell>
          <table:table-cell table:formula="of:=SUM([.$B$2:.B99])" office:value-type="float" office:value="268336.286520874" calcext:value-type="float">
            <text:p>268336.286520874000000000</text:p>
          </table:table-cell>
          <table:table-cell table:style-name="ce2" table:formula="of:=ABS([.B99]-[.B98])" office:value-type="float" office:value="2.27965389756207E-046" calcext:value-type="float">
            <text:p>2.27965389756207E-46</text:p>
          </table:table-cell>
          <table:table-cell table:number-columns-repeated="102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3" table:formula="of:=(POWER([.$E$2];2*[.A100])/(POWER(2;[.A100]))/FACT([.A100]))" office:value-type="float" office:value="4.20811532274881E-048" calcext:value-type="float">
            <text:p>4.20811532274881E-48</text:p>
          </table:table-cell>
          <table:table-cell table:formula="of:=SUM([.$B$2:.B100])" office:value-type="float" office:value="268336.286520874" calcext:value-type="float">
            <text:p>268336.286520874000000000</text:p>
          </table:table-cell>
          <table:table-cell table:style-name="ce2" table:formula="of:=ABS([.B100]-[.B99])" office:value-type="float" office:value="2.91201580334218E-047" calcext:value-type="float">
            <text:p>2.91201580334218E-47</text:p>
          </table:table-cell>
          <table:table-cell table:number-columns-repeated="102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3" table:formula="of:=(POWER([.$E$2];2*[.A101])/(POWER(2;[.A101]))/FACT([.A101]))" office:value-type="float" office:value="5.26014415343601E-049" calcext:value-type="float">
            <text:p>5.26014415343601E-49</text:p>
          </table:table-cell>
          <table:table-cell table:formula="of:=SUM([.$B$2:.B101])" office:value-type="float" office:value="268336.286520874" calcext:value-type="float">
            <text:p>268336.286520874000000000</text:p>
          </table:table-cell>
          <table:table-cell table:style-name="ce2" table:formula="of:=ABS([.B101]-[.B100])" office:value-type="float" office:value="3.68210090740521E-048" calcext:value-type="float">
            <text:p>3.68210090740521E-48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₽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₽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5P2" style:volatile="true">
      <loext:fill-character> </loext:fill-character>
      <number:text>- ₽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number number:decimal-places="0" loext:min-decimal-places="0" number:min-integer-digits="1" number:grouping="true"/>
      <number:text>р.</number:text>
    </number:number-style>
    <number:number-style style:name="N149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р.</number:text>
    </number:number-style>
    <number:number-style style:name="N152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7P2" style:volatile="true">
      <loext:fill-character> </loext:fill-character>
      <number:text>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8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8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8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8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89">
      <number:number number:decimal-places="3" loext:min-decimal-places="3" number:min-integer-digits="1"/>
    </number:number-style>
    <number:number-style style:name="N190">
      <number:number number:decimal-places="4" loext:min-decimal-places="4" number:min-integer-digits="1"/>
    </number:number-style>
    <number:number-style style:name="N191">
      <number:number number:decimal-places="5" loext:min-decimal-places="5" number:min-integer-digits="1"/>
    </number:number-style>
    <number:number-style style:name="N192">
      <number:number number:decimal-places="6" loext:min-decimal-places="6" number:min-integer-digits="1"/>
    </number:number-style>
    <number:number-style style:name="N193">
      <number:number number:decimal-places="7" loext:min-decimal-places="7" number:min-integer-digits="1"/>
    </number:number-style>
    <number:number-style style:name="N194">
      <number:number number:decimal-places="8" loext:min-decimal-places="8" number:min-integer-digits="1"/>
    </number:number-style>
    <number:number-style style:name="N195">
      <number:number number:decimal-places="9" loext:min-decimal-places="9" number:min-integer-digits="1"/>
    </number:number-style>
    <number:number-style style:name="N196">
      <number:number number:decimal-places="10" loext:min-decimal-places="10" number:min-integer-digits="1"/>
    </number:number-style>
    <number:number-style style:name="N197">
      <number:number number:decimal-places="11" loext:min-decimal-places="11" number:min-integer-digits="1"/>
    </number:number-style>
    <number:number-style style:name="N198">
      <number:number number:decimal-places="12" loext:min-decimal-places="12" number:min-integer-digits="1"/>
    </number:number-style>
    <number:number-style style:name="N199">
      <number:number number:decimal-places="13" loext:min-decimal-places="13" number:min-integer-digits="1"/>
    </number:number-style>
    <number:number-style style:name="N200">
      <number:number number:decimal-places="14" loext:min-decimal-places="14" number:min-integer-digits="1"/>
    </number:number-style>
    <number:number-style style:name="N201">
      <number:number number:decimal-places="15" loext:min-decimal-places="15" number:min-integer-digits="1"/>
    </number:number-style>
    <number:number-style style:name="N202">
      <number:number number:decimal-places="16" loext:min-decimal-places="16" number:min-integer-digits="1"/>
    </number:number-style>
    <number:number-style style:name="N203">
      <number:number number:decimal-places="17" loext:min-decimal-places="17" number:min-integer-digits="1"/>
    </number:number-style>
    <number:number-style style:name="N204">
      <number:number number:decimal-places="18" loext:min-decimal-places="18" number:min-integer-digits="1"/>
    </number:number-style>
    <number:number-style style:name="N205">
      <number:number number:decimal-places="2" loext:min-decimal-places="2" number:min-integer-digits="1" number:grouping="true"/>
      <number:text>   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6:36:15.90248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sk_20_5" style:display-name="PageStyle_Task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ovitch</meta:initial-creator>
    <meta:creation-date>2005-04-25T10:08:21</meta:creation-date>
    <dc:date>2016-11-01T16:37:17.596760648</dc:date>
    <meta:editing-duration>PT6M29S</meta:editing-duration>
    <meta:editing-cycles>2</meta:editing-cycles>
    <meta:generator>LibreOffice/5.1.4.2$Linux_X86_64 LibreOffice_project/10m0$Build-2</meta:generator>
    <meta:document-statistic meta:table-count="1" meta:cell-count="406" meta:object-count="0"/>
  </office:meta>
</office:document-meta>
</file>